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HelveticaNeue-Light, 'Helvetica Neue Light', 'Helvetica Neue', Helvetica, Arial, sans-serif"/>
    <style:font-face style:name="inherit" svg:font-family="inherit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ing Deck + Character Archetype Ideas</text:p>
      <text:p text:style-name="P1"/>
      <text:p text:style-name="P1"/>
      <text:p text:style-name="P4">Synergy Theme ideas</text:p>
      <text:list xml:id="list4942422402957390770" text:style-name="L1">
        <text:list-item>
          <text:p text:style-name="P6">Camoflage synergy</text:p>
        </text:list-item>
        <text:list-item>
          <text:p text:style-name="P6">Play lots of low impact attacks / combo synergy</text:p>
        </text:list-item>
        <text:list-item>
          <text:p text:style-name="P6">Discard synergy</text:p>
        </text:list-item>
        <text:list-item>
          <text:p text:style-name="P6">Shuffle burns into deck, then manipulate them synergy</text:p>
        </text:list-item>
        <text:list-item>
          <text:p text:style-name="P6">Stack burning debuff synergy</text:p>
        </text:list-item>
      </text:list>
      <text:p text:style-name="P4"/>
      <text:p text:style-name="P5">Specific class preset ideas</text:p>
      <text:p text:style-name="P4">Fire Mage</text:p>
      <text:list xml:id="list1466958670108585615" text:style-name="L2">
        <text:list-item>
          <text:p text:style-name="P7"/>
        </text:list-item>
      </text:list>
      <text:p text:style-name="P3"/>
      <text:p text:style-name="P4">Barbarian</text:p>
      <text:list xml:id="list3106074696712814253" text:style-name="L3">
        <text:list-item>
          <text:p text:style-name="P8">2H Synergy</text:p>
          <text:list>
            <text:list-item>
              <text:p text:style-name="P8">Smash (Energy 20, MA): Deal 15 Physical damage. 2H: apply vulnerable</text:p>
            </text:list-item>
          </text:list>
        </text:list-item>
      </text:list>
      <text:list xml:id="list3321307310858281194" text:style-name="L4">
        <text:list-item>
          <text:p text:style-name="P9">Aoe Synergy</text:p>
          <text:list>
            <text:list-item>
              <text:p text:style-name="P9"/>
            </text:list-item>
          </text:list>
        </text:list-item>
      </text:list>
      <text:list xml:id="list5876506286197839811" text:style-name="L5">
        <text:list-item>
          <text:p text:style-name="P10">All Cards</text:p>
        </text:list-item>
      </text:list>
      <text:list xml:id="list9158049850246729390" text:style-name="L6">
        <text:list-item>
          <text:p text:style-name="P11">Blood Offering (Energy 0, Skill): Lose 3 HP. Gain 10 Energy</text:p>
        </text:list-item>
        <text:list-item>
          <text:p text:style-name="P11">Enrage (Energy 20, Power): Whenever you lose health, gain 2 Power</text:p>
        </text:list-item>
        <text:list-item>
          <text:p text:style-name="P11">Tenacity (Energy 10, Power): Whenever you lose health, gain 3 Block</text:p>
        </text:list-item>
        <text:list-item>
          <text:p text:style-name="P11">Whirlwind (Energy 10, MA): Deal 8 Physical damage to all enemies.</text:p>
        </text:list-item>
      </text:list>
      <text:p text:style-name="P3"/>
      <text:p text:style-name="P4">Assassin/Rogue</text:p>
      <text:list xml:id="list6253894083000782125" text:style-name="L7">
        <text:list-item>
          <text:p text:style-name="P12">Low impact attacks / combo synergy</text:p>
          <text:list>
            <text:list-item>
              <text:p text:style-name="P12">Eviscerate x1: <text:s/>Deal 5 physical damage to a target for each MA card played this turn.</text:p>
            </text:list-item>
            <text:list-item>
              <text:p text:style-name="P12">Preperation: Reduce the cost of all cards in your hand by 5.</text:p>
            </text:list-item>
            <text:list-item>
              <text:p text:style-name="P12"><text:soft-page-break/>Blade Dance: Add 2 Shank cards to your hand.</text:p>
            </text:list-item>
          </text:list>
        </text:list-item>
      </text:list>
      <text:list xml:id="list5693778981051966158" text:style-name="L8">
        <text:list-item>
          <text:p text:style-name="P13">Camoflage synergy</text:p>
          <text:list>
            <text:list-item>
              <text:p text:style-name="P13">Vanish x2: Gain Camoflage. Exhaust</text:p>
            </text:list-item>
            <text:list-item>
              <text:p text:style-name="P13">Patience: Gain 5 Block. If you have camoflage, Draw 1 card.</text:p>
            </text:list-item>
            <text:list-item>
              <text:p text:style-name="P13">Predator (Power): While camoflaged, your attacks have +30 critical chance.</text:p>
            </text:list-item>
          </text:list>
        </text:list-item>
      </text:list>
      <text:list xml:id="list43445838" text:continue-list="list6253894083000782125" text:style-name="L7">
        <text:list-item>
          <text:p text:style-name="P12">Critical Synergy</text:p>
          <text:list>
            <text:list-item>
              <text:p text:style-name="P12">Sharpen Blade: Your next melee attack ability is guarantee'd to critical. Exhaust</text:p>
            </text:list-item>
            <text:list-item>
              <text:p text:style-name="P12"/>
            </text:list-item>
          </text:list>
        </text:list-item>
        <text:list-item>
          <text:p text:style-name="P12">Cloak And Dagger: </text:p>
        </text:list-item>
      </text:list>
      <text:p text:style-name="P3"/>
      <text:p text:style-name="P3">Pyro Starting deck</text:p>
      <text:list xml:id="list5918548862932192337" text:style-name="L12">
        <text:list-item>
          <text:p text:style-name="P18">Fireball x2</text:p>
        </text:list-item>
        <text:list-item>
          <text:p text:style-name="P18">Hot Head x2</text:p>
        </text:list-item>
        <text:list-item>
          <text:p text:style-name="P18">Fiery Aura x1</text:p>
        </text:list-item>
        <text:list-item>
          <text:p text:style-name="P18">Fire Nova x1</text:p>
        </text:list-item>
        <text:list-item>
          <text:p text:style-name="P18">Fire Ward x2</text:p>
        </text:list-item>
        <text:list-item>
          <text:p text:style-name="P18">Melt x1</text:p>
        </text:list-item>
      </text:list>
      <text:p text:style-name="P3"/>
      <text:p text:style-name="P3">Completed Effects List</text:p>
      <text:list xml:id="list1739103433131940671" text:style-name="L13">
        <text:list-item>
          <text:p text:style-name="P19">Lose X Health</text:p>
        </text:list-item>
        <text:list-item>
          <text:p text:style-name="P19">Draw X Cards</text:p>
        </text:list-item>
        <text:list-item>
          <text:p text:style-name="P19"/>
        </text:list-item>
      </text:list>
      <text:p text:style-name="P3">Full List if Card Effects</text:p>
      <text:list xml:id="list8634734699695623104" text:style-name="L9">
        <text:list-item>
          <text:p text:style-name="P15">Lose X Health</text:p>
        </text:list-item>
        <text:list-item>
          <text:p text:style-name="P15">Apply X Burning</text:p>
        </text:list-item>
        <text:list-item>
          <text:p text:style-name="P15">Apply X Shocked</text:p>
        </text:list-item>
        <text:list-item>
          <text:p text:style-name="P15">Remove All Burning</text:p>
          <text:list>
            <text:list-item>
              <text:p text:style-name="P15">Deal damage equal to the amount removed</text:p>
            </text:list-item>
          </text:list>
        </text:list-item>
      </text:list>
      <text:list xml:id="list6234501074680388108" text:style-name="L10">
        <text:list-item>
          <text:p text:style-name="P16"><text:soft-page-break/>Gain X Energy</text:p>
        </text:list-item>
        <text:list-item>
          <text:p text:style-name="P16">Discover X cards</text:p>
        </text:list-item>
        <text:list-item>
          <text:p text:style-name="P16">Discover X cards of Y type (where Y is talent school (e.g. Pyromania), card type (e.g. skill, power) etc) </text:p>
        </text:list-item>
        <text:list-item>
          <text:p text:style-name="P16">Add X Cards to your hand</text:p>
        </text:list-item>
        <text:list-item>
          <text:p text:style-name="P16">Add X Cards to your draw pile</text:p>
        </text:list-item>
        <text:list-item>
          <text:p text:style-name="P16">Add X cards to you discard pile</text:p>
        </text:list-item>
        <text:list-item>
          <text:p text:style-name="P16">Add x card to your permanent deck</text:p>
        </text:list-item>
        <text:list-item>
          <text:p text:style-name="P16">Choose X cards in hand to exhaust</text:p>
          <text:list>
            <text:list-item>
              <text:p text:style-name="P16">if (it is a status/curse/etc, do something)</text:p>
            </text:list-item>
          </text:list>
        </text:list-item>
      </text:list>
      <text:list xml:id="list2201560170901053309" text:style-name="L11">
        <text:list-item>
          <text:p text:style-name="P17">Remove all block from target</text:p>
        </text:list-item>
        <text:list-item>
          <text:p text:style-name="P17">Gain X immolation passive stacks</text:p>
        </text:list-item>
        <text:list-item>
          <text:p text:style-name="P17">For each card of type Y (specific card data, skill cards, status cards, cards with name, etc), gain X Power/Strength</text:p>
        </text:list-item>
        <text:list-item>
          <text:p text:style-name="P17">Gain X fiery imbuement stacks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HelveticaNeue-Light, 'Helvetica Neue Light', 'Helvetica Neue', Helvetica, Arial, sans-serif"/>
    <style:font-face style:name="inherit" svg:font-family="inherit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09T23:24:11.16</dc:date>
    <dc:creator>Black Will</dc:creator>
    <meta:editing-duration>PT3H36M29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3" meta:paragraph-count="59" meta:word-count="394" meta:character-count="1994"/>
  </office:meta>
</office:document-meta>
</file>